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turnToException.getMessage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turnToException.causeMayBeSessionExpi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turnToException.getReturnTo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turnToException.ReturnToException( String actionName , Forward fwd , FlowController f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